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b0fa35">1. ユーティリティ関数</text:a></text:p>
          <text:p text:style-name="Contents_20_2"><text:a xlink:type="simple" xlink:href="#org2b41c84">1.1. iTerm2.app を呼び出す関数</text:a></text:p>
          <text:p text:style-name="Contents_20_2"><text:a xlink:type="simple" xlink:href="#org0ab7a7d">1.2. サボっていると Kyoko さんに怒られる</text:a></text:p>
          <text:p text:style-name="Contents_20_2"><text:a xlink:type="simple" xlink:href="#orgafdf8d2">1.3. コンソールでカレントバッファのあるディレクトリに移動する</text:a></text:p>
          <text:p text:style-name="Contents_20_2"><text:a xlink:type="simple" xlink:href="#orgc4c12dc">1.4. ファイルに含まれるテーブルを使って定時にアラートを表示する</text:a></text:p>
          <text:p text:style-name="Contents_20_2"><text:a xlink:type="simple" xlink:href="#orgb28a8a7">1.5. 頻繁に利用するファイルをring形式でたどる</text:a></text:p>
          <text:p text:style-name="Contents_20_2"><text:a xlink:type="simple" xlink:href="#org47e2164">1.6. 引数のorgバッファを開く</text:a></text:p>
          <text:p text:style-name="Contents_20_2"><text:a xlink:type="simple" xlink:href="#org863b42c">1.7. orgバッファにいつものヘッダを追加する</text:a></text:p>
          <text:p text:style-name="Contents_20_2"><text:a xlink:type="simple" xlink:href="#org5397e7d">1.8. 議事録ひな形を書き入れる</text:a></text:p>
          <text:p text:style-name="Contents_20_2"><text:a xlink:type="simple" xlink:href="#org91857b8">1.9. ランダムの文字列を取得する</text:a></text:p>
          <text:p text:style-name="Contents_20_2"><text:a xlink:type="simple" xlink:href="#orgd66b178">1.10. 行頭に" - "を挿入する</text:a></text:p>
          <text:p text:style-name="Contents_20_2"><text:a xlink:type="simple" xlink:href="#org48c31c8">1.11. 日付などを簡単に挿入する</text:a></text:p>
          <text:p text:style-name="Contents_20_3"><text:a xlink:type="simple" xlink:href="#org65fdac4">1.11.1. キーバインド</text:a></text:p>
          <text:p text:style-name="Contents_20_2"><text:a xlink:type="simple" xlink:href="#org6e8f9de">1.12. 定期実行関数</text:a></text:p>
          <text:p text:style-name="Contents_20_2"><text:a xlink:type="simple" xlink:href="#org462b436">1.13. ブラウザの設定</text:a></text:p>
          <text:p text:style-name="Contents_20_2"><text:a xlink:type="simple" xlink:href="#org556159b">1.14. ミニバッファに日時を表示</text:a></text:p>
          <text:p text:style-name="Contents_20_2"><text:a xlink:type="simple" xlink:href="#orga91ca25">1.15. バックアップファイルの削除</text:a></text:p>
          <text:p text:style-name="Contents_20_2"><text:a xlink:type="simple" xlink:href="#org5cfe758">1.16. chomp</text:a></text:p>
          <text:p text:style-name="Contents_20_2"><text:a xlink:type="simple" xlink:href="#orgc4521d7">1.17. lingr にログインする</text:a></text:p>
          <text:p text:style-name="Contents_20_2"><text:a xlink:type="simple" xlink:href="#orgcfdca9a">1.18. 特定のファイルを Dropbox 以下にバックアップする</text:a></text:p>
          <text:p text:style-name="Contents_20_2"><text:a xlink:type="simple" xlink:href="#orgb412b10">1.19. ゴミ箱を空にする <text:span text:style-name="OrgTags">[<text:span text:style-name="OrgTag">macOS</text:span>]</text:span></text:a></text:p>
          <text:p text:style-name="Contents_20_2"><text:a xlink:type="simple" xlink:href="#orgd28e1d3">1.20. 終了シーケンスのデバッグ用関数</text:a></text:p>
          <text:p text:style-name="Contents_20_2"><text:a xlink:type="simple" xlink:href="#org09169c9">1.21. [library-p] load-path にライブラリがあるかを判定</text:a></text:p>
          <text:p text:style-name="Contents_20_2"><text:a xlink:type="simple" xlink:href="#org7c3aecf">1.22. [package.el] MELPA利用設定</text:a></text:p>
          <text:p text:style-name="Contents_20_2"><text:a xlink:type="simple" xlink:href="#org163bf3a">1.23. orgバッファを評価</text:a></text:p>
          <text:p text:style-name="Contents_20_2"><text:a xlink:type="simple" xlink:href="#org1e83fc5">1.24. <text:span text:style-name="OrgTodo">TODO</text:span> リージョン内のブリッツを操作する</text:a></text:p>
          <text:p text:style-name="Contents_20_2"><text:a xlink:type="simple" xlink:href="#org5e662e3">1.25. <text:span text:style-name="OrgTodo">TODO</text:span> " - "と" - [ ] "をサイクルさせる</text:a></text:p>
          <text:p text:style-name="Contents_20_2"><text:a xlink:type="simple" xlink:href="#org6718061">1.26. その他</text:a></text:p>
          <text:p text:style-name="Contents_20_2"><text:a xlink:type="simple" xlink:href="#org226f81d">1.27. XHTMLを利用したガントチャート生成 <text:span text:style-name="OrgTags">[<text:span text:style-name="OrgTag">obsolete</text:span>]</text:span></text:a></text:p>
          <text:p text:style-name="Contents_20_2"><text:a xlink:type="simple" xlink:href="#orgf40b959">1.28. Auto-install をセットアップする <text:span text:style-name="OrgTags">[<text:span text:style-name="OrgTag">obsolete</text:span>]</text:span></text:a></text:p>
          <text:p text:style-name="Contents_20_2"><text:a xlink:type="simple" xlink:href="#org7acb838">1.29. org-buffer を dokuwiki 形式に変換し，kill-ring に格納 <text:span text:style-name="OrgTags">[<text:span text:style-name="OrgTag">obsolete</text:span>]</text:span></text:a></text:p>
          <text:p text:style-name="Contents_20_1"><text:a xlink:type="simple" xlink:href="#org223dd13">2. 未設定／テスト中</text:a></text:p>
          <text:p text:style-name="Contents_20_2"><text:a xlink:type="simple" xlink:href="#org89755f2">2.1. UUID をファイル名にして所定のディレクトリにコピー／移動</text:a></text:p>
          <text:p text:style-name="Contents_20_2"><text:a xlink:type="simple" xlink:href="#org9c85357">2.2. byte-compile の警告を抑制する</text:a></text:p>
          <text:p text:style-name="Contents_20_2"><text:a xlink:type="simple" xlink:href="#orgd82c1fb">2.3. [window-resizer.el] 分割したウィンドウサイズを変更する</text:a></text:p>
          <text:p text:style-name="Contents_20_2"><text:a xlink:type="simple" xlink:href="#orgaf17b20">2.4. [idle-requie]</text:a></text:p>
          <text:p text:style-name="Contents_20_2"><text:a xlink:type="simple" xlink:href="#org9a7e4dd">2.5. [pdf-preview]</text:a></text:p>
          <text:p text:style-name="Contents_20_2"><text:a xlink:type="simple" xlink:href="#orgf87e5bd">2.6. [EasyPG]</text:a></text:p>
          <text:p text:style-name="Contents_20_2"><text:a xlink:type="simple" xlink:href="#org5c1f93b">2.7. [eblook]</text:a></text:p>
          <text:p text:style-name="Contents_20_2"><text:a xlink:type="simple" xlink:href="#orgbad3b65">2.8. [iBuffer]</text:a></text:p>
          <text:p text:style-name="Contents_20_2"><text:a xlink:type="simple" xlink:href="#org9245b5a">2.9. キーバインド</text:a></text:p>
          <text:p text:style-name="Contents_20_1"><text:a xlink:type="simple" xlink:href="#orgf411317">3. provide</text:a></text:p>
        </text:index-body>
      </text:table-of-content>
      <text:p text:style-name="Text_20_body"><text:a xlink:type="simple" xlink:href="init.htm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2b0fa35"/>
<text:bookmark text:name="org2b0fa35"/>ユーティリティ関数
<text:bookmark-end text:name="OrgXref.org2b0fa35"/></text:h>
      <text:h text:style-name="Heading_20_2" text:outline-level="2" text:is-list-header="false">
<text:bookmark-start text:name="OrgXref.org2b41c84"/>
<text:bookmark text:name="org2b41c84"/>iTerm2.app を呼び出す関数
<text:bookmark-end text:name="OrgXref.org2b41c8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0ab7a7d"/>
<text:bookmark text:name="org0ab7a7d"/>サボっていると Kyoko さんに怒られる
<text:bookmark-end text:name="OrgXref.org0ab7a7d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message<text:s/>(concat<text:s/><text:span text:style-name="OrgSrcFontLockStringFace">"Kyoko<text:s/>mad<text:s/>mode:<text:s/>"</text:span></text:p>
      <text:p text:style-name="OrgSrcBlock"><text:s/><text:s/><text:s/><text:s/><text:s/><text:s/><text:s/><text:s/><text:s/><text:s/><text:s/><text:s/><text:s/><text:s/><text:s/><text:s/><text:s/><text:s/><text:s/>(<text:span text:style-name="OrgSrcFontLockKeywordFace">if</text:span><text:s/>kyoko-mad-mode<text:s/><text:span text:style-name="OrgSrcFontLockStringFace">"ON"</text:span><text:s/><text:span text:style-name="OrgSrcFontLockStringFace">"OFF"</text:span>)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(<text:span text:style-name="OrgSrcFontLockKeywordFace">lambda</text:span><text:s/>()</text:p>
      <text:p text:style-name="OrgSrcBlock"><text:s/><text:s/><text:s/>(<text:span text:style-name="OrgSrcFontLockKeywordFace">when</text:span><text:s/>kyoko-mad-mode</text:p>
      <text:p text:style-name="OrgSrcBlock"><text:s/><text:s/><text:s/><text:s/><text:s/>(shell-command-to-string</text:p>
      <text:p text:style-name="OrgSrcBlockLastLine"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afdf8d2"/>
<text:bookmark text:name="orgafdf8d2"/>コンソールでカレントバッファのあるディレクトリに移動する
<text:bookmark-end text:name="OrgXref.orgafdf8d2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c4c12dc"/>
<text:bookmark text:name="orgc4c12dc"/>ファイルに含まれるテーブルを使って定時にアラートを表示する
<text:bookmark-end text:name="OrgXref.orgc4c12dc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b28a8a7"/>
<text:bookmark text:name="orgb28a8a7"/>頻繁に利用するファイルをring形式でたどる
<text:bookmark-end text:name="OrgXref.orgb28a8a7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47e2164"/>
<text:bookmark text:name="org47e2164"/>引数のorgバッファを開く
<text:bookmark-end text:name="OrgXref.org47e216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863b42c"/>
<text:bookmark text:name="org863b42c"/>orgバッファにいつものヘッダを追加する
<text:bookmark-end text:name="OrgXref.org863b42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5397e7d"/>
<text:bookmark text:name="org5397e7d"/>議事録ひな形を書き入れる
<text:bookmark-end text:name="OrgXref.org5397e7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91857b8"/>
<text:bookmark text:name="org91857b8"/>ランダムの文字列を取得する
<text:bookmark-end text:name="OrgXref.org91857b8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my-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d66b178"/>
<text:bookmark text:name="orgd66b178"/>行頭に" - "を挿入する
<text:bookmark-end text:name="OrgXref.orgd66b17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48c31c8"/>
<text:bookmark text:name="org48c31c8"/>日付などを簡単に挿入する
<text:bookmark-end text:name="OrgXref.org48c31c8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/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/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65fdac4"/>
<text:bookmark text:name="org65fdac4"/>キーバインド
<text:bookmark-end text:name="OrgXref.org65fdac4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6e8f9de"/>
<text:bookmark text:name="org6e8f9de"/>定期実行関数
<text:bookmark-end text:name="OrgXref.org6e8f9de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(<text:span text:style-name="OrgSrcFontLockKeywordFace">lambda</text:span>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(<text:span text:style-name="OrgSrcFontLockKeywordFace">lambda</text:span><text:s/>()<text:s/>(<text:span text:style-name="OrgSrcFontLockKeywordFace">setq</text:span><text:s/>ox-icalendar-activate<text:s/>nil)))</text:p>
      <text:p text:style-name="OrgSrcBlock"><text:s/><text:s/>(add-hook<text:s/>'focus-out-hook<text:s/>(<text:span text:style-name="OrgSrcFontLockKeywordFace">lambda</text:span>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462b436"/>
<text:bookmark text:name="org462b436"/>ブラウザの設定
<text:bookmark-end text:name="OrgXref.org462b436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556159b"/>
<text:bookmark text:name="org556159b"/>ミニバッファに日時を表示
<text:bookmark-end text:name="OrgXref.org556159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a91ca25"/>
<text:bookmark text:name="orga91ca25"/>バックアップファイルの削除
<text:bookmark-end text:name="OrgXref.orga91ca25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5cfe758"/>
<text:bookmark text:name="org5cfe758"/>chomp
<text:bookmark-end text:name="OrgXref.org5cfe758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c4521d7"/>
<text:bookmark text:name="orgc4521d7"/>lingr にログインする
<text:bookmark-end text:name="OrgXref.orgc4521d7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cfdca9a"/>
<text:bookmark text:name="orgcfdca9a"/>特定のファイルを Dropbox 以下にバックアップする
<text:bookmark-end text:name="OrgXref.orgcfdca9a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<text:span text:style-name="OrgSrcFontLockWarningFace">user-error</text:span>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b412b10"/>
<text:bookmark text:name="orgb412b10"/>ゴミ箱を空にする<text:tab/><text:span text:style-name="OrgTags">[<text:span text:style-name="OrgTag">macOS</text:span>]</text:span>
<text:bookmark-end text:name="OrgXref.orgb412b10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d28e1d3"/>
<text:bookmark text:name="orgd28e1d3"/>終了シーケンスのデバッグ用関数
<text:bookmark-end text:name="OrgXref.orgd28e1d3"/></text:h>
      <text:p text:style-name="OrgSrcBlock">(<text:span text:style-name="OrgSrcFontLockKeywordFace">defun</text:span><text:s/><text:span text:style-name="OrgSrcFontLockFunctionNameFace">my-kill-emacs</text:span><text:s/>()</text:p>
      <text:p text:style-name="OrgSrcBlock"><text:s/><text:s/><text:s/><text:s/>(switch-to-buffer<text:s/><text:span text:style-name="OrgSrcFontLockStringFace">"*Messages*"</text:span>)</text:p>
      <text:p text:style-name="OrgSrcBlock"><text:s/><text:s/><text:s/><text:s/>(message<text:s/><text:span text:style-name="OrgSrcFontLockStringFace">"3:<text:s/>%s"</text:span><text:s/>kill-emacs-hook)</text:p>
      <text:p text:style-name="OrgSrcBlock"><text:s/><text:s/><text:s/><text:s/>(y-or-n-p<text:s/><text:span text:style-name="OrgSrcFontLockStringFace">"Sure?<text:s/>"</text:span>))</text:p>
      <text:p text:style-name="OrgSrcBlock">(<text:span text:style-name="OrgSrcFontLockKeywordFace">defun</text:span><text:s/><text:span text:style-name="OrgSrcFontLockFunctionNameFace">my-kill-emacs-hook-show</text:span><text:s/>()</text:p>
      <text:p text:style-name="OrgSrcBlock"><text:s/><text:s/><text:span text:style-name="OrgSrcFontLockDocFace">"Test<text:s/>Emacs<text:s/>killing<text:s/>sequence."</text:span></text:p>
      <text:p text:style-name="OrgSrcBlock"><text:s/><text:s/>(add-hook<text:s/>'after-init-hook</text:p>
      <text:p text:style-name="OrgSrcBlock"><text:s/><text:s/><text:s/><text:s/><text:s/><text:s/><text:s/><text:s/><text:s/><text:s/><text:s/><text:s/>(<text:span text:style-name="OrgSrcFontLockKeywordFace">lambda</text:span><text:s/>()<text:s/>(message<text:s/><text:span text:style-name="OrgSrcFontLockStringFace">"1:<text:s/>%s"</text:span><text:s/>kill-emacs-hook))<text:s/>t)</text:p>
      <text:p text:style-name="OrgSrcBlock"><text:s/><text:s/>(<text:span text:style-name="OrgSrcFontLockKeywordFace">with-eval-after-load</text:span><text:s/><text:span text:style-name="OrgSrcFontLockStringFace">"postpone"</text:span></text:p>
      <text:p text:style-name="OrgSrcBlock"><text:s/><text:s/><text:s/><text:s/>(message<text:s/><text:span text:style-name="OrgSrcFontLockStringFace">"2:<text:s/>%s"</text:span><text:s/>kill-emacs-hook))</text:p>
      <text:p text:style-name="OrgSrcBlockLastLine"><text:s/><text:s/>(add-hook<text:s/>'kill-emacs-hook<text:s/>#'my-kill-emacs))</text:p>
      <text:h text:style-name="Heading_20_2" text:outline-level="2" text:is-list-header="false">
<text:bookmark-start text:name="OrgXref.org09169c9"/>
<text:bookmark text:name="org09169c9"/>[library-p] load-path にライブラリがあるかを判定
<text:bookmark-end text:name="OrgXref.org09169c9"/></text:h>
      <text:p text:style-name="Text_20_body">パッケージが <text:span text:style-name="OrgCode">load-path</text:span> に存在していて使える状態にあるかを調べます．もし存在しなければ，メッセージバッファに [NOT FOUND] を刻みます．<text:line-break/></text:p>
      <text:p text:style-name="Text_20_body"><text:span text:style-name="OrgCode">libraries</text:span> には複数のパッケージ名を指定でき，すべてが使える状態の場合のみ <text:span text:style-name="OrgCode">t</text:span> が返ります．<text:line-break/></text:p>
      <text:p text:style-name="Text_20_body"><text:span text:style-name="OrgCode">"org"</text:span> を渡したり， <text:span text:style-name="OrgCode">'("org" "helm")</text:span> を渡したりできます．<text:line-break/></text:p>
      <text:p text:style-name="OrgSrcBlock">(<text:span text:style-name="OrgSrcFontLockKeywordFace">defun</text:span><text:s/><text:span text:style-name="OrgSrcFontLockFunctionNameFace">library-p</text:span><text:s/>(libraries)</text:p>
      <text:p text:style-name="OrgSrcBlock"><text:s/><text:s/><text:span text:style-name="OrgSrcFontLockDocFace">"Return<text:s/>t<text:s/>when<text:s/>every<text:s/>specified<text:s/>library<text:s/>can<text:s/>be<text:s/>located.<text:s/>"</text:span></text:p>
      <text:p text:style-name="OrgSrcBlock"><text:s/><text:s/>(<text:span text:style-name="OrgSrcFontLockKeywordFace">let</text:span><text:s/>((result<text:s/>t))</text:p>
      <text:p text:style-name="OrgSrcBlock"><text:s/><text:s/><text:s/><text:s/>(mapc<text:s/>(<text:span text:style-name="OrgSrcFontLockKeywordFace">lambda</text:span><text:s/>(library)</text:p>
      <text:p text:style-name="OrgSrcBlock"><text:s/><text:s/><text:s/><text:s/><text:s/><text:s/><text:s/><text:s/><text:s/><text:s/><text:s/><text:s/>(<text:span text:style-name="OrgSrcFontLockKeywordFace">unless</text:span><text:s/>(locate-library<text:s/>library)</text:p>
      <text:p text:style-name="OrgSrcBlock"><text:s/><text:s/><text:s/><text:s/><text:s/><text:s/><text:s/><text:s/><text:s/><text:s/><text:s/><text:s/><text:s/><text:s/>(message<text:s/><text:span text:style-name="OrgSrcFontLockStringFace">"---<text:s/>NOT<text:s/>FOUND:<text:s/>%s"</text:span><text:s/>library)</text:p>
      <text:p text:style-name="OrgSrcBlock"><text:s/><text:s/><text:s/><text:s/><text:s/><text:s/><text:s/><text:s/><text:s/><text:s/><text:s/><text:s/><text:s/><text:s/>(<text:span text:style-name="OrgSrcFontLockKeywordFace">setq</text:span><text:s/>result<text:s/>nil)))</text:p>
      <text:p text:style-name="OrgSrcBlock"><text:s/><text:s/><text:s/><text:s/><text:s/><text:s/><text:s/><text:s/><text:s/><text:s/>(<text:span text:style-name="OrgSrcFontLockKeywordFace">if</text:span><text:s/>(listp<text:s/>libraries)</text:p>
      <text:p text:style-name="OrgSrcBlock"><text:s/><text:s/><text:s/><text:s/><text:s/><text:s/><text:s/><text:s/><text:s/><text:s/><text:s/><text:s/><text:s/><text:s/>libraries</text:p>
      <text:p text:style-name="OrgSrcBlock"><text:s/><text:s/><text:s/><text:s/><text:s/><text:s/><text:s/><text:s/><text:s/><text:s/><text:s/><text:s/>(list<text:s/>libraries)))</text:p>
      <text:p text:style-name="OrgSrcBlockLastLine"><text:s/><text:s/><text:s/><text:s/>result))</text:p>
      <text:h text:style-name="Heading_20_2" text:outline-level="2" text:is-list-header="false">
<text:bookmark-start text:name="OrgXref.org7c3aecf"/>
<text:bookmark text:name="org7c3aecf"/>[package.el] MELPA利用設定
<text:bookmark-end text:name="OrgXref.org7c3aecf"/></text:h>
      <text:p text:style-name="OrgSrcBlock">(<text:span text:style-name="OrgSrcFontLockKeywordFace">defun</text:span><text:s/><text:span text:style-name="OrgSrcFontLockFunctionNameFace">my-setup-package-el</text:span><text:s/>()</text:p>
      <text:p text:style-name="OrgSrcBlock"><text:s/><text:s/><text:span text:style-name="OrgSrcFontLockDocFace">"Setting<text:s/>up<text:s/>for<text:s/>installing<text:s/>packages<text:s/>via<text:s/>built-in<text:s/>package.el.</text:span></text:p>
      <text:p text:style-name="OrgSrcBlock"><text:span text:style-name="OrgSrcFontLockDocFace">Downloaded<text:s/>packages<text:s/>will<text:s/>be<text:s/>stored<text:s/>under<text:s/>~/.eamcs.d/elpa."</text:span>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package</text:span><text:s/>nil<text:s/>t)</text:p>
      <text:p text:style-name="OrgSrcBlock"><text:s/><text:s/><text:s/><text:s/>(<text:span text:style-name="OrgSrcFontLockKeywordFace">let*</text:span><text:s/>((no-ssl<text:s/>(<text:span text:style-name="OrgSrcFontLockKeywordFace">and</text:span><text:s/>(memq<text:s/>system-type<text:s/>'(windows-nt<text:s/>ms-dos))</text:p>
      <text:p text:style-name="OrgSrcBlock"><text:s/><text:s/><text:s/><text:s/><text:s/><text:s/><text:s/><text:s/><text:s/><text:s/><text:s/><text:s/><text:s/><text:s/><text:s/><text:s/><text:s/><text:s/><text:s/><text:s/><text:s/><text:s/><text:s/><text:s/>(not<text:s/>(gnutls-available-p))))</text:p>
      <text:p text:style-name="OrgSrcBlock"><text:s/><text:s/><text:s/><text:s/><text:s/><text:s/><text:s/><text:s/><text:s/><text:s/><text:s/>(proto<text:s/>(<text:span text:style-name="OrgSrcFontLockKeywordFace">if</text:span><text:s/>no-ssl<text:s/><text:span text:style-name="OrgSrcFontLockStringFace">"http"</text:span><text:s/><text:span text:style-name="OrgSrcFontLockStringFace">"https"</text:span>))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melpa"</text:span><text:s/>(concat<text:s/>proto<text:s/><text:span text:style-name="OrgSrcFontLockStringFace">"://melpa.org/packages/"</text:span>))<text:s/>t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takaxp"</text:span><text:s/><text:span text:style-name="OrgSrcFontLockStringFace">"~/devel/git/melpa/packages/"</text:span>)<text:s/>t))</text:p>
      <text:p text:style-name="OrgSrcBlockLastLine"><text:s/><text:s/><text:s/><text:s/>(package-initialize)))</text:p>
      <text:h text:style-name="Heading_20_2" text:outline-level="2" text:is-list-header="false">
<text:bookmark-start text:name="OrgXref.org163bf3a"/>
<text:bookmark text:name="org163bf3a"/>orgバッファを評価
<text:bookmark-end text:name="OrgXref.org163bf3a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2" text:outline-level="2" text:is-list-header="false">
<text:bookmark-start text:name="OrgXref.org1e83fc5"/>
<text:bookmark text:name="org1e83fc5"/><text:span text:style-name="OrgTodo">TODO</text:span> リージョン内のブリッツを操作する
<text:bookmark-end text:name="OrgXref.org1e83fc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5e662e3"/>
<text:bookmark text:name="org5e662e3"/><text:span text:style-name="OrgTodo">TODO</text:span> " - "と" - [ ] "をサイクルさせる
<text:bookmark-end text:name="OrgXref.org5e662e3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6718061"/>
<text:bookmark text:name="org6718061"/>その他
<text:bookmark-end text:name="OrgXref.org6718061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226f81d"/>
<text:bookmark text:name="org226f81d"/>XHTMLを利用したガントチャート生成<text:tab/><text:span text:style-name="OrgTags">[<text:span text:style-name="OrgTag">obsolete</text:span>]</text:span>
<text:bookmark-end text:name="OrgXref.org226f81d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f40b959"/>
<text:bookmark text:name="orgf40b959"/>Auto-install をセットアップする<text:tab/><text:span text:style-name="OrgTags">[<text:span text:style-name="OrgTag">obsolete</text:span>]</text:span>
<text:bookmark-end text:name="OrgXref.orgf40b959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7acb838"/>
<text:bookmark text:name="org7acb838"/>org-buffer を dokuwiki 形式に変換し，kill-ring に格納<text:tab/><text:span text:style-name="OrgTags">[<text:span text:style-name="OrgTag">obsolete</text:span>]</text:span>
<text:bookmark-end text:name="OrgXref.org7acb838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1" text:outline-level="1" text:is-list-header="false">
<text:bookmark-start text:name="OrgXref.org223dd13"/>
<text:bookmark text:name="org223dd13"/>未設定／テスト中
<text:bookmark-end text:name="OrgXref.org223dd13"/></text:h>
      <text:h text:style-name="Heading_20_2" text:outline-level="2" text:is-list-header="false">
<text:bookmark-start text:name="OrgXref.org89755f2"/>
<text:bookmark text:name="org89755f2"/>UUID をファイル名にして所定のディレクトリにコピー／移動
<text:bookmark-end text:name="OrgXref.org89755f2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9c85357"/>
<text:bookmark text:name="org9c85357"/>byte-compile の警告を抑制する
<text:bookmark-end text:name="OrgXref.org9c85357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d82c1fb"/>
<text:bookmark text:name="orgd82c1fb"/>[window-resizer.el] 分割したウィンドウサイズを変更する
<text:bookmark-end text:name="OrgXref.orgd82c1fb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af17b20"/>
<text:bookmark text:name="orgaf17b20"/>[idle-requie]
<text:bookmark-end text:name="OrgXref.orgaf17b20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9a7e4dd"/>
<text:bookmark text:name="org9a7e4dd"/>[pdf-preview]
<text:bookmark-end text:name="OrgXref.org9a7e4dd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f87e5bd"/>
<text:bookmark text:name="orgf87e5bd"/>[EasyPG]
<text:bookmark-end text:name="OrgXref.orgf87e5bd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5c1f93b"/>
<text:bookmark text:name="org5c1f93b"/>[eblook]
<text:bookmark-end text:name="OrgXref.org5c1f93b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bad3b65"/>
<text:bookmark text:name="orgbad3b65"/>[iBuffer]
<text:bookmark-end text:name="OrgXref.orgbad3b65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9245b5a"/>
<text:bookmark text:name="org9245b5a"/>キーバインド
<text:bookmark-end text:name="OrgXref.org9245b5a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f411317"/>
<text:bookmark text:name="orgf411317"/>provide
<text:bookmark-end text:name="OrgXref.orgf411317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fcb9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d19a66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6b6c2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e5c07b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1afe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678d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ff982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9-29T21:42:01</dc:date>
    <meta:creation-date>2018-09-29T21:42:01</meta:creation-date>
    <meta:generator>Emacs 26.1 (Org mode 9.1.14)</meta:generator>
    <meta:keyword/>
    <dc:subject/>
    <dc:title>ユーティリティ関数群</dc:title>
  </office:meta>
</office:document-meta>
</file>